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charset="x-symbol"/>
  </office:font-face-decls>
  <office:automatic-styles>
    <style:style style:name="P1" style:family="paragraph" style:parent-style-name="Body_20_Text_20_2">
      <style:text-properties fo:font-size="11pt" style:font-size-asian="11pt"/>
    </style:style>
    <style:style style:name="P2" style:family="paragraph" style:parent-style-name="Body_20_Text_20_3">
      <style:paragraph-properties fo:line-height="115%"/>
    </style:style>
    <style:style style:name="P3" style:family="paragraph" style:parent-style-name="List_20_Paragraph" style:list-style-name="WWNum14">
      <style:paragraph-properties fo:text-align="justify" style:justify-single-word="false"/>
    </style:style>
    <style:style style:name="P4" style:family="paragraph" style:parent-style-name="List_20_Paragraph" style:list-style-name="WWNum16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</style:style>
    <style:style style:name="P8" style:family="paragraph" style:parent-style-name="Standard">
      <style:paragraph-properties fo:margin-left="5.4161in" fo:margin-right="-0.0016in" fo:text-align="center" style:justify-single-word="false" fo:text-indent="0.4925in" style:auto-text-indent="false"/>
    </style:style>
    <style:style style:name="P9" style:family="paragraph" style:parent-style-name="Standard">
      <style:paragraph-properties fo:margin-left="0in" fo:margin-right="0.9846in" fo:line-height="150%" fo:text-align="end" style:justify-single-word="false" fo:text-indent="0in" style:auto-text-indent="false"/>
    </style:style>
    <style:style style:name="P10" style:family="paragraph" style:parent-style-name="Standard">
      <style:paragraph-properties fo:line-height="150%" fo:text-align="end" style:justify-single-word="false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</style:style>
    <style:style style:name="P14" style:family="paragraph" style:parent-style-name="Standard">
      <style:text-properties fo:font-size="7pt" style:font-size-asian="7pt"/>
    </style:style>
    <style:style style:name="P15" style:family="paragraph" style:parent-style-name="Standard">
      <style:text-properties fo:font-size="9pt" style:font-size-asian="9pt"/>
    </style:style>
    <style:style style:name="P16" style:family="paragraph" style:parent-style-name="Standard">
      <style:paragraph-properties fo:text-align="justify" style:justify-single-word="false"/>
      <style:text-properties fo:font-size="6pt" style:font-size-asian="6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19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20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style:font-size-asian="11pt" style:font-size-complex="11pt"/>
    </style:style>
    <style:style style:name="P21" style:family="paragraph" style:parent-style-name="Standard">
      <style:paragraph-properties fo:line-height="0.2083in"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fo:font-size="4pt" fo:font-style="italic" fo:font-weight="bold" style:font-size-asian="4pt" style:font-style-asian="italic" style:font-weight-asian="bold"/>
    </style:style>
    <style:style style:name="P23" style:family="paragraph" style:parent-style-name="Обычный2">
      <style:paragraph-properties fo:orphans="2" fo:widows="2"/>
      <style:text-properties fo:font-size="7pt" style:font-size-asian="7pt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8pt" fo:letter-spacing="0.0693in" fo:font-weight="bold" style:font-size-asian="18pt" style:font-weight-asian="bold"/>
    </style:style>
    <style:style style:name="T4" style:family="text">
      <style:text-properties fo:font-size="18pt" fo:font-weight="bold" style:font-size-asian="18pt" style:font-weight-asian="bold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f68f5"/>
    </style:style>
    <style:style style:name="T9" style:family="text">
      <style:text-properties style:text-underline-style="solid" style:text-underline-width="auto" style:text-underline-color="font-color" fo:font-weight="bold" officeooo:rsid="001f9115" style:font-weight-asian="bold"/>
    </style:style>
    <style:style style:name="T10" style:family="text">
      <style:text-properties style:text-underline-style="solid" style:text-underline-width="auto" style:text-underline-color="font-color" fo:font-weight="normal" officeooo:rsid="001f9115" style:font-weight-asian="normal" style:font-weight-complex="normal"/>
    </style:style>
    <style:style style:name="T11" style:family="text">
      <style:text-properties fo:font-size="10pt" style:font-size-asian="10pt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AU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8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<text:span text:style-name="T1">Министерство науки и высшего образования Российской Федерации</text:span></text:p>
      <text:p text:style-name="P6"><text:span text:style-name="T1">Федеральное государственное бюджетное образовательное учреждение </text:span></text:p>
      <text:p text:style-name="P6"><text:span text:style-name="T1">высшего образования</text:span></text:p>
      <text:p text:style-name="P6"><text:span text:style-name="T1">«Московский государственный технический университет имени Н.Э. Баумана</text:span></text:p>
      <text:p text:style-name="P6"><text:span text:style-name="T1">(национальный исследовательский университет)»</text:span></text:p>
      <text:p text:style-name="P7"><text:span text:style-name="T1"><text:s/>(МГТУ им. Н.Э. Баумана)</text:span></text:p>
      <text:p text:style-name="P5"/>
      <text:p text:style-name="P9">УТВЕРЖДАЮ</text:p>
      <text:p text:style-name="P12">Заведующий кафедрой ___ИУ6__</text:p>
      <text:p text:style-name="P8"><text:span text:style-name="T2">(Индекс)</text:span></text:p>
      <text:p text:style-name="P12">____________ <text:s/>А.В. Пролетарский</text:p>
      <text:p text:style-name="P8"><text:span text:style-name="T2">(И.О.Фамилия)</text:span></text:p>
      <text:p text:style-name="P10">« ___ » ____________ 2022 г.</text:p>
      <text:p text:style-name="P23"/>
      <text:p text:style-name="P6"><text:span text:style-name="T3">ЗАДАНИЕ</text:span></text:p>
      <text:p text:style-name="P6"><text:span text:style-name="T5">на выполнение курсовой работы</text:span><text:bookmark text:name="_GoBack"/></text:p>
      <text:p text:style-name="P14"/>
      <text:p text:style-name="Standard">по дисциплине ___________________<text:span text:style-name="T6">Схемотехника</text:span>_________________________________</text:p>
      <text:p text:style-name="P15"/>
      <text:p text:style-name="Standard">Студент группы ____<text:span text:style-name="T7">ИУ6-62Б</text:span>_____</text:p>
      <text:p text:style-name="P14"/>
      <text:p text:style-name="Standard">_____________________________<text:span text:style-name="T8">Медведев Александр Евгеньевич</text:span>_______________________</text:p>
      <text:p text:style-name="P6"><text:span text:style-name="T11">(Фамилия, имя, отчество)</text:span></text:p>
      <text:p text:style-name="P16"/>
      <text:p text:style-name="P17">Тема курсовой работы ____<text:span text:style-name="T7">«</text:span><text:span text:style-name="T8">Светофор</text:span><text:span text:style-name="T7">»______ </text:span>_______________________________________</text:p>
      <text:p text:style-name="P18"/>
      <text:p text:style-name="P11">Направленность КР (учебная, исследовательская, практическая, производственная, др.)</text:p>
      <text:p text:style-name="P11">_<text:span text:style-name="T7">учебная</text:span>________________________________________________________________________</text:p>
      <text:p text:style-name="P17">Источник тематики (кафедра, предприятие, НИР) ____<text:span text:style-name="T7">кафедра ИУ6</text:span>______________________</text:p>
      <text:p text:style-name="P19"/>
      <text:p text:style-name="P21">График выполнения КР: <text:s text:c="4"/>25% к 4 нед., 50% к 7 нед., 75% к 11 нед., 100% к 14 нед.</text:p>
      <text:p text:style-name="P1"/>
      <text:p text:style-name="P2">Техническое задание _<text:span text:style-name="T7">_</text:span><text:span text:style-name="T12">см. техническое задание в приложении А</text:span>_______________________</text:p>
      <text:p text:style-name="P17"><text:span text:style-name="T13">Оформление курсовой работы:</text:span></text:p>
      <text:p text:style-name="P22"/>
      <text:list xml:id="list2029655415" text:style-name="WWNum14">
        <text:list-item>
          <text:p text:style-name="P3">Расчетно-пояснительная записка (РПЗ) на 25-30 листах формата А4.</text:p>
        </text:list-item>
        <text:list-item>
          <text:p text:style-name="P3">Техническое задание на 5-9 листах формата А4 – оформляется в качестве приложения А к РПЗ.</text:p>
        </text:list-item>
        <text:list-item>
          <text:p text:style-name="P3">Перечень графического материала, оформляемого на листах формата <text:span text:style-name="T14">A</text:span>3/<text:span text:style-name="T14">A</text:span>2/<text:span text:style-name="T15">A</text:span>1:</text:p>
        </text:list-item>
      </text:list>
      <text:list xml:id="list2822556866" text:style-name="WWNum16">
        <text:list-item>
          <text:p text:style-name="P4">схема функциональная электрическая,</text:p>
        </text:list-item>
        <text:list-item>
          <text:p text:style-name="P4">схема принципиальная электрическая,</text:p>
        </text:list-item>
        <text:list-item>
          <text:p text:style-name="P4">временные диаграммы работы устройства<text:span text:style-name="T15">.</text:span></text:p>
        </text:list-item>
      </text:list>
      <text:p text:style-name="P18"/>
      <text:p text:style-name="P18"/>
      <text:p text:style-name="P18"/>
      <text:p text:style-name="P18"/>
      <text:p text:style-name="P17">Дата выдачи задания «_<text:span text:style-name="T7">7</text:span>_ » _<text:span text:style-name="T7">февраля</text:span>_ 2022 г.</text:p>
      <text:p text:style-name="P17"/>
      <text:p text:style-name="Standard"><text:span text:style-name="T1">Руководитель курсовой работы<text:tab/><text:tab/></text:span><text:tab/>_________________ <text:s/>____<text:span text:style-name="T7">Т.А. Ким</text:span>_________ </text:p>
      <text:p text:style-name="P13"><text:span text:style-name="T16">(Подпись, дата) <text:s text:c="28"/>(И.О.Фамилия) <text:s text:c="11"/></text:span></text:p>
      <text:p text:style-name="Standard"><text:span text:style-name="T1">Студент<text:tab/><text:tab/><text:tab/><text:tab/><text:tab/><text:tab/>_________________ <text:s/>___</text:span><text:span text:style-name="T10">А.Е.Медведев__</text:span><text:span text:style-name="T1">___ </text:span></text:p>
      <text:p text:style-name="P13"><text:span text:style-name="T16">(Подпись, дата) <text:s text:c="28"/>(И.О.Фамилия) <text:s text:c="11"/></text:span></text:p>
      <text:p text:style-name="P20"/>
      <text:p text:style-name="P17"><text:span text:style-name="T17">Примечание</text:span><text:span text:style-name="T18">: Задание оформляется в двух экземплярах: один выдается студенту, второй хранится на кафедр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0.2083in" fo:text-align="justify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line-height="0.2083in"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Обычный1" style:family="paragraph" style:default-outline-level="">
      <style:paragraph-properties fo:margin-left="0in" fo:margin-right="0in" fo:margin-top="0in" fo:margin-bottom="0in" style:contextual-spacing="false" fo:text-align="justify" style:justify-single-word="false" fo:orphans="0" fo:widows="0" fo:text-indent="0.1945in" style:auto-text-indent="false" style:writing-mode="lr-tb"/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/>
    </style:style>
    <style:style style:name="FR1" style:family="paragraph" style:default-outline-level="">
      <style:paragraph-properties fo:margin-top="0in" fo:margin-bottom="0in" style:contextual-spacing="false" fo:text-align="center" style:justify-single-word="false" fo:orphans="0" fo:widows="0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/>
    </style:style>
    <style:style style:name="МАУ_27_2005_20_Основной_20_текст" style:display-name="МАУ'2005 Основной текст" style:family="paragraph" style:parent-style-name="Standard" style:next-style-name="Standard" style:default-outline-level="">
      <style:paragraph-properties fo:margin-left="0in" fo:margin-right="0in" fo:line-height="115%" fo:text-align="justify" style:justify-single-word="false" fo:hyphenation-ladder-count="no-limit" fo:text-indent="0.4925in" style:auto-text-indent="false"/>
      <style:text-properties style:font-name="Arial,Bold" fo:font-family="'Arial,Bold'" style:font-family-generic="roman" style:font-pitch="variable" fo:hyphenate="false" fo:hyphenation-remain-char-count="2" fo:hyphenation-push-char-count="2" loext:hyphenation-no-caps="false"/>
    </style:style>
    <style:style style:name="Обычный2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1" fo:font-family="'Times New Roman'" style:font-family-generic="roman" style:font-pitch="variable" style:font-name-asian="Times New Roman" style:font-family-asian="'Times New Roman'" style:font-family-generic-asian="system" style:font-pitch-asian="variabl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style:font-size-complex="10pt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Style21" style:family="paragraph" style:parent-style-name="Standard" style:default-outline-level="">
      <style:paragraph-properties fo:margin-left="0in" fo:margin-right="0in" fo:line-height="0.2134in" fo:text-align="justify" style:justify-single-word="false" fo:orphans="0" fo:widows="0" fo:text-indent="-0.2335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Заголовок_20_Знак" style:display-name="Заголовок Знак" style:family="text">
      <style:text-properties style:font-name="Times New Roman1" fo:font-family="'Times New Roman'" style:font-family-generic="roman" style:font-pitch="variable" fo:font-size="13pt" fo:font-style="italic" style:font-name-asian="Times New Roman" style:font-family-asian="'Times New Roman'" style:font-family-generic-asian="system" style:font-pitch-asian="variable" style:font-size-asian="13pt" style:font-style-asian="italic"/>
    </style:style>
    <style:style style:name="Основной_20_текст_20_2_20_Знак" style:display-name="Основной текст 2 Знак" style:family="text"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/>
    </style:style>
    <style:style style:name="Основной_20_текст_20_3_20_Знак" style:display-name="Основной текст 3 Знак" style:family="text">
      <style:text-properties style:font-name="Times New Roman1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/>
    </style:style>
    <style:style style:name="Заголовок_20_3_20_Знак" style:display-name="Заголовок 3 Знак" style:family="text">
      <style:text-properties style:font-name="Times New Roman1" fo:font-family="'Times New Roman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Заголовок_20_4_20_Знак" style:display-name="Заголовок 4 Знак" style:family="text">
      <style:text-properties style:font-name="Times New Roman1" fo:font-family="'Times New Roman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Нижний_20_колонтитул_20_Знак" style:display-name="Нижний колонтитул Знак" style:family="text"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apple-converted-space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-" style:num-suffix="-" text:bullet-char="-">
        <style:list-level-properties text:list-level-position-and-space-mode="label-alignment">
          <style:list-level-label-alignment text:label-followed-by="listtab" text:list-tab-stop-position="0.5in" fo:text-indent="-0.3028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007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154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2728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2807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5382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5457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80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764in" fo:text-indent="-0.25in" fo:margin-left="0.5764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text:list-tab-stop-position="1.0764in" fo:text-indent="-0.25in" fo:margin-left="1.0764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764in" fo:text-indent="-0.25in" fo:margin-left="1.5764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764in" fo:text-indent="-0.25in" fo:margin-left="2.0764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5764in" fo:text-indent="-0.25in" fo:margin-left="2.5764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0764in" fo:text-indent="-0.25in" fo:margin-left="3.0764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764in" fo:text-indent="-0.25in" fo:margin-left="3.5764in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4.0764in" fo:text-indent="-0.25in" fo:margin-left="4.076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764in" fo:text-indent="-0.25in" fo:margin-left="4.576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8819in"/>
        </style:list-level-properties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819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819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819in"/>
        </style:list-level-properties>
        <style:text-properties style:font-name="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819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819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819in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819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81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3945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Татьяна</meta:initial-creator>
    <meta:editing-cycles>4</meta:editing-cycles>
    <meta:print-date>2017-09-07T07:58:00</meta:print-date>
    <meta:creation-date>2022-03-10T11:53:00</meta:creation-date>
    <dc:date>2022-03-13T22:18:51.526402995</dc:date>
    <meta:editing-duration>PT3M42S</meta:editing-duration>
    <meta:generator>LibreOffice/7.2.5.2$Linux_X86_64 LibreOffice_project/20$Build-2</meta:generator>
    <meta:document-statistic meta:table-count="0" meta:image-count="0" meta:object-count="0" meta:page-count="1" meta:paragraph-count="37" meta:word-count="192" meta:character-count="1924" meta:non-whitespace-character-count="1676"/>
    <meta:user-defined meta:name="AppVersion">16.0000</meta:user-defined>
    <meta:user-defined meta:name="Company">Krokoz™</meta:user-defined>
    <meta:template xlink:type="simple" xlink:actuate="onRequest" xlink:title="Normal.dotm" xlink:href=""/>
  </office:meta>
</office:document-meta>
</file>